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d56" officeooo:paragraph-rsid="00152d56"/>
    </style:style>
    <style:style style:name="P2" style:family="paragraph" style:parent-style-name="Standard" style:list-style-name="L1">
      <style:text-properties officeooo:rsid="00152d56" officeooo:paragraph-rsid="00152d56"/>
    </style:style>
    <style:style style:name="P3" style:family="paragraph" style:parent-style-name="Standard" style:list-style-name="L2">
      <style:text-properties officeooo:rsid="00152d56" officeooo:paragraph-rsid="00152d56"/>
    </style:style>
    <style:style style:name="T1" style:family="text">
      <style:text-properties officeooo:rsid="001662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reset server: </text:p>
      <text:p text:style-name="P1"/>
      <text:p text:style-name="P1">sudo cp /root/network-scripts.bak/etc--resolv.conf /etc/resolv.conf</text:p>
      <text:p text:style-name="P1"/>
      <text:p text:style-name="P1">sudo cp /root/network-scripts.bak/etc--sysconfig--network-scripts--ifcfg-eno1 /etc/sysconfig/network-scripts/ifcfg-eno1</text:p>
      <text:p text:style-name="P1"/>
      <text:p text:style-name="P1">sudo cp /root/network-scripts.bak/etc--sysconfig--network-scripts--route-eno1 /etc/sysconfig/network-scripts/route-eno1</text:p>
      <text:p text:style-name="P1"/>
      <text:p text:style-name="P1">Login with kafka user: <text:span text:style-name="T1">belong bin/kafka_12…….</text:span></text:p>
      <text:p text:style-name="P1"/>
      <text:list xml:id="list2895692080" text:style-name="L1">
        <text:list-item>
          <text:p text:style-name="P2">bin/zookeeper-server-start.sh config/zookeeper.properties</text:p>
        </text:list-item>
        <text:list-item>
          <text:p text:style-name="P2">bin/kafka-server-start.sh config/server.properties</text:p>
        </text:list-item>
        <text:list-item>
          <text:p text:style-name="P2">bin/kafka-console-consumer.sh --bootstrap-server localhost:9092 --topic philips --from-beginning -max-messages 10</text:p>
        </text:list-item>
        <text:list-item>
          <text:p text:style-name="P2">systemctl status kafka-philips-streaming-producer</text:p>
        </text:list-item>
        <text:list-item>
          <text:p text:style-name="P2">systemctl start kafka-philips-streaming-producer</text:p>
        </text:list-item>
        <text:list-item>
          <text:p text:style-name="P2">systemctl status kafka-philips-streaming-producer</text:p>
        </text:list-item>
        <text:list-item>
          <text:p text:style-name="P2">systemctl status kafka</text:p>
        </text:list-item>
      </text:list>
      <text:p text:style-name="P1"/>
      <text:p text:style-name="P1">Login with nifi user:</text:p>
      <text:list xml:id="list2294395435" text:style-name="L2">
        <text:list-item>
          <text:p text:style-name="P3">bin/nifi-1.9.2/bin/nifi.sh status</text:p>
        </text:list-item>
        <text:list-item>
          <text:p text:style-name="P3">bin/nifi-1.9.2/bin/nifi.sh start</text:p>
        </text:list-item>
        <text:list-item>
          <text:p text:style-name="P3">cd kafkain/</text:p>
        </text:list-item>
        <text:list-item>
          <text:p text:style-name="P3">ls -l | wc -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9:00:49.592501176</meta:creation-date>
    <dc:date>2020-05-15T13:37:24.196517643</dc:date>
    <meta:editing-duration>PT50M1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81" meta:character-count="879" meta:non-whitespace-character-count="835"/>
  </office:meta>
</office:document-meta>
</file>